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0882in" fo:margin-left="0.0007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4.1354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0875in" table:align="margins"/>
    </style:style>
    <style:style style:name="Table4.A" style:family="table-column">
      <style:table-column-properties style:column-width="7.0875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0875in" fo:margin-left="0in" fo:margin-right="0in" table:align="margins"/>
    </style:style>
    <style:style style:name="Table2.A" style:family="table-column">
      <style:table-column-properties style:column-width="0.3542in" style:rel-column-width="3274*"/>
    </style:style>
    <style:style style:name="Table2.B" style:family="table-column">
      <style:table-column-properties style:column-width="2.8007in" style:rel-column-width="25896*"/>
    </style:style>
    <style:style style:name="Table2.C" style:family="table-column">
      <style:table-column-properties style:column-width="0.6674in" style:rel-column-width="6170*"/>
    </style:style>
    <style:style style:name="Table2.D" style:family="table-column">
      <style:table-column-properties style:column-width="0.809in" style:rel-column-width="7480*"/>
    </style:style>
    <style:style style:name="Table2.E" style:family="table-column">
      <style:table-column-properties style:column-width="0.0479in" style:rel-column-width="443*"/>
    </style:style>
    <style:style style:name="Table2.F" style:family="table-column">
      <style:table-column-properties style:column-width="0.8785in" style:rel-column-width="8122*"/>
    </style:style>
    <style:style style:name="Table2.G" style:family="table-column">
      <style:table-column-properties style:column-width="0.65in" style:rel-column-width="6010*"/>
    </style:style>
    <style:style style:name="Table2.H" style:family="table-column">
      <style:table-column-properties style:column-width="0.8806in" style:rel-column-width="814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0875in" table:align="margins" style:may-break-between-rows="false"/>
    </style:style>
    <style:style style:name="Tablica7.A" style:family="table-column">
      <style:table-column-properties style:column-width="1.7847in" style:rel-column-width="16502*"/>
    </style:style>
    <style:style style:name="Tablica7.B" style:family="table-column">
      <style:table-column-properties style:column-width="5.3028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0875in" table:align="margins" style:may-break-between-rows="false"/>
    </style:style>
    <style:style style:name="Tablica1.A" style:family="table-column">
      <style:table-column-properties style:column-width="1.7847in" style:rel-column-width="16502*"/>
    </style:style>
    <style:style style:name="Tablica1.B" style:family="table-column">
      <style:table-column-properties style:column-width="5.3028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0833in" table:align="left" style:may-break-between-rows="false"/>
    </style:style>
    <style:style style:name="Tablica4.A" style:family="table-column">
      <style:table-column-properties style:column-width="1.7521in"/>
    </style:style>
    <style:style style:name="Tablica4.B" style:family="table-column">
      <style:table-column-properties style:column-width="0.0319in"/>
    </style:style>
    <style:style style:name="Tablica4.C" style:family="table-column">
      <style:table-column-properties style:column-width="5.2993in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0875in" table:align="margins" style:may-break-between-rows="false"/>
    </style:style>
    <style:style style:name="Tablica2.A" style:family="table-column">
      <style:table-column-properties style:column-width="1.7847in" style:rel-column-width="16502*"/>
    </style:style>
    <style:style style:name="Tablica2.B" style:family="table-column">
      <style:table-column-properties style:column-width="5.3028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0875in" table:align="margins" style:may-break-between-rows="true"/>
    </style:style>
    <style:style style:name="Tablica9.A" style:family="table-column">
      <style:table-column-properties style:column-width="1.7847in" style:rel-column-width="16502*"/>
    </style:style>
    <style:style style:name="Tablica9.B" style:family="table-column">
      <style:table-column-properties style:column-width="5.3028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5.2271in" table:align="margins" style:may-break-between-rows="true"/>
    </style:style>
    <style:style style:name="Table3.A" style:family="table-column">
      <style:table-column-properties style:column-width="5.2271in" style:rel-column-width="65535*"/>
    </style:style>
    <style:style style:name="Table3.1" style:family="table-row">
      <style:table-row-properties fo:keep-together="always"/>
    </style:style>
    <style:style style:name="Table6" style:family="table">
      <style:table-properties style:width="5.2271in" table:align="margins" style:may-break-between-rows="true"/>
    </style:style>
    <style:style style:name="Table6.A" style:family="table-column">
      <style:table-column-properties style:column-width="5.2271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7.0875in" table:align="margins" style:may-break-between-rows="false"/>
    </style:style>
    <style:style style:name="Table5.A" style:family="table-column">
      <style:table-column-properties style:column-width="1.7847in" style:rel-column-width="16502*"/>
    </style:style>
    <style:style style:name="Table5.B" style:family="table-column">
      <style:table-column-properties style:column-width="5.3028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4fd4d1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88916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3a99b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fd4d1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02f5c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3a5d0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502f5c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rsid="0046a399" officeooo:paragraph-rsid="0127d02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53e4e7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4fd4d1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8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56ed4e" style:font-name-asian="Arial1" style:font-size-asian="9pt" style:font-weight-asian="normal" style:font-name-complex="Arial1" style:font-size-complex="9pt" style:font-weight-complex="normal"/>
    </style:style>
    <style:style style:name="P85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officeooo:rsid="0120ec3c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fd8749" style:font-weight-asian="normal" style:font-weight-complex="normal"/>
    </style:style>
    <style:style style:name="T17" style:family="text">
      <style:text-properties style:font-name="Arial1" style:text-underline-style="none"/>
    </style:style>
    <style:style style:name="T18" style:family="text">
      <style:text-properties style:font-name="Arial1" style:text-underline-style="none" officeooo:rsid="010e365d"/>
    </style:style>
    <style:style style:name="T19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2" style:family="text">
      <style:text-properties style:font-name="Arial1" officeooo:rsid="00fd8749"/>
    </style:style>
    <style:style style:name="T23" style:family="text">
      <style:text-properties style:font-name="Arial1" officeooo:rsid="014f7ab7"/>
    </style:style>
    <style:style style:name="T24" style:family="text">
      <style:text-properties officeooo:rsid="00e4fbe7"/>
    </style:style>
    <style:style style:name="T25" style:family="text">
      <style:text-properties officeooo:rsid="010e365d"/>
    </style:style>
    <style:style style:name="T26" style:family="text">
      <style:text-properties officeooo:rsid="0120ec3c"/>
    </style:style>
    <style:style style:name="T27" style:family="text">
      <style:text-properties style:font-name-asian="Arial1" style:font-name-complex="Arial1"/>
    </style:style>
    <style:style style:name="T28" style:family="text">
      <style:text-properties officeooo:rsid="016c032c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9"><draw:line text:anchor-type="paragraph" draw:z-index="0" draw:name="Shape1" draw:style-name="gr1" draw:text-style-name="P85" svg:x1="-0.5902in" svg:y1="2.1654in" svg:x2="-0.3539in" svg:y2="2.1654in"><text:p/></draw:line></text:p>
            </table:table-cell>
            <table:table-cell table:style-name="Table1.A1" table:number-rows-spanned="2" office:value-type="string">
              <text:p text:style-name="P40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28"><text:text-input text:description="&lt;o.partner_shipping_id.title_after or '' &gt;">TitleAfter</text:text-input></text:span></text:p>
              <text:p text:style-name="P30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4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1"><text:text-input text:description="&lt;o.partner_id.country_id.name or ''&gt;">Country</text:text-input></text:p>
              <text:p text:style-name="P48"/>
            </table:table-cell>
            <table:table-cell table:style-name="Table1.A1" office:value-type="string">
              <text:p text:style-name="P26"><text:span text:style-name="T30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16">:</text:span><text:span text:style-name="T32"> </text:span><text:span text:style-name="T22"><text:text-input text:description="&lt;(o.partner_id.vat.replace('HR','') or '')&gt;">VAT</text:text-input></text:span><text:span text:style-name="T20"><text:text-input text:description="&lt;/if&gt;">end if</text:text-input></text:span></text:p>
              <text:p text:style-name="P27"><text:span text:style-name="T19"><text:text-input text:description="&lt;if test=&quot;not o.partner_id.is_company and o.partner_id.vat&quot;&gt;">if company and vat</text:text-input></text:span><text:span text:style-name="T23"><text:text-input text:description="&lt;_(&quot;PID&quot;)&gt;">PID</text:text-input></text:span><text:span text:style-name="T20">:</text:span><text:span text:style-name="T21"> </text:span><text:span text:style-name="T22"><text:text-input text:description="&lt;(o.partner_id.vat.replace('HR','') or '')&gt;">VAT</text:text-input></text:span><text:span text:style-name="T20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2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83"><text:span text:style-name="T6"><text:text-input text:description="&lt;_(&quot;Salesperson&quot;)&gt;">Salesperson</text:text-input></text:span><text:span text:style-name="T5">:</text:span><text:span text:style-name="T11"> </text:span><text:span text:style-name="T11"><text:text-input text:description="&lt;o.user_id.name or ''&gt;">user_id.name</text:text-input></text:span></text:p>
            <text:p text:style-name="P84"><text:span text:style-name="T7"><text:text-input text:description="&lt;_(&quot;Email&quot;)&gt;">Email</text:text-input></text:span><text:span text:style-name="T5">:</text:span><text:span text:style-name="T11"> </text:span><text:span text:style-name="T11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0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65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5"><text:text-input text:description="&lt;_(&quot;Total&quot;)&gt;">Total</text:text-input></text:p>
          </table:table-cell>
          <table:table-cell table:style-name="Table2.B1" office:value-type="string">
            <text:p text:style-name="P66"><text:text-input text:description="&lt;_(&quot;Disc.&quot;)&gt;">Disc.</text:text-input></text:p>
          </table:table-cell>
          <table:table-cell table:style-name="Table2.H1" office:value-type="string">
            <text:p text:style-name="P67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B2" table:number-columns-spanned="2" office:value-type="string">
            <text:p text:style-name="P74"><text:text-input text:description="&lt;objects.currency_id.name or ''&gt;">curr</text:text-input></text:p>
          </table:table-cell>
          <table:covered-table-cell/>
          <table:table-cell table:style-name="Table2.B2" office:value-type="string">
            <text:p text:style-name="P76"><text:text-input text:description="&lt;objects.currency_id.name or ''&gt;">curr</text:text-input></text:p>
          </table:table-cell>
          <table:table-cell table:style-name="Table2.B2" office:value-type="string">
            <text:p text:style-name="P68">%</text:p>
          </table:table-cell>
          <table:table-cell table:style-name="Table2.H2" office:value-type="string">
            <text:p text:style-name="P74"><text:text-input text:description="&lt;objects.currency_id.name or ''&gt;">curr</text:text-input></text:p>
          </table:table-cell>
        </table:table-row>
        <table:table-row>
          <table:table-cell table:style-name="Table2.A3" table:number-columns-spanned="8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8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8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8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8"><text:text-input text:description="&lt;formatLang(line.price_unit, digits=2) or ''&gt;">Price unit</text:text-input><text:s/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4"><text:text-input text:description="&lt;formatLang(line.amount,digits=2) or ''&gt;">amount</text:text-input></text:span><text:s/></text:p>
          </table:table-cell>
        </table:table-row>
        <table:table-row>
          <table:table-cell table:style-name="Table2.A9" table:number-columns-spanned="8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9"><text:span text:style-name="T12"><text:text-input text:description="&lt;_(&quot;TOTAL&quot;)&gt;">TOTAL</text:text-input></text:span><text:span text:style-name="T12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1"><text:text-input text:description="&lt;formatLang(o.list_amount, digits=2) or ''&gt;">Total</text:text-input><text:s/><text:span text:style-name="T17"><text:text-input text:description="&lt;objects.currency_id.name or ''&gt;">curr</text:text-input></text:span><text:span text:style-name="T17"><text:s/>/ </text:span><text:span text:style-name="T1"><text:text-input text:description="&lt;formatLang(o.list_amount *o.lcy_rate, digits=2) or ''&gt;">Total</text:text-input></text:span><text:span text:style-name="T1"><text:s/></text:span><text:span text:style-name="T18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9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1"><text:text-input text:description="&lt;formatLang(o.discount_total, digits=2) or ''&gt;">total disc</text:text-input><text:s/><text:text-input text:description="&lt;objects.currency_id.name or ''&gt;">curr</text:text-input><text:s/>/ <text:text-input text:description="&lt;formatLang(o.discount_total*o.lcy_rate, digits=2) or ''&gt;">total disc</text:text-input><text:s/><text:span text:style-name="T25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9"><text:span text:style-name="T26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1"><text:text-input text:description="&lt;formatLang(o.amount_untaxed, digits=2) or ''&gt;">untaxed</text:text-input><text:s/><text:span text:style-name="T17"><text:text-input text:description="&lt;objects.currency_id.name or ''&gt;">curr</text:text-input></text:span><text:span text:style-name="T17"><text:s/>/ </text:span><text:span text:style-name="T1"><text:text-input text:description="&lt;formatLang(o.lcy_amount_untaxed, digits=2) or ''&gt;">untaxed</text:text-input></text:span><text:span text:style-name="T1"><text:s/></text:span><text:span text:style-name="T18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82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80"><text:span text:style-name="T27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1"><text:text-input text:description="&lt;formatLang(o.amount_tax, digits=2) or ''&gt;">tax</text:text-input><text:s/><text:span text:style-name="T17"><text:text-input text:description="&lt;objects.currency_id.name or ''&gt;">curr</text:text-input></text:span><text:span text:style-name="T17"><text:s/>/ </text:span><text:span text:style-name="T1"><text:text-input text:description="&lt;formatLang(o.lcy_amount_tax, digits=2) or ''&gt;">tax</text:text-input></text:span><text:span text:style-name="T1"><text:s/></text:span><text:span text:style-name="T18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9"><text:span text:style-name="T13"><text:text-input text:description="&lt;_(&quot;TOTAL&quot;)&gt;">TOTAL WITH VAT</text:text-input></text:span><text:span text:style-name="T12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1"><text:text-input text:description="&lt;formatLang(o.amount_total, digits=2) or ''&gt;">Total</text:text-input><text:s/><text:span text:style-name="T17"><text:text-input text:description="&lt;objects.currency_id.name or ''&gt;">curr</text:text-input></text:span><text:span text:style-name="T17"><text:s/>/ </text:span><text:span text:style-name="T1"><text:text-input text:description="&lt;formatLang(o.lcy_amount_total, digits=2) or ''&gt;">Total</text:text-input></text:span><text:span text:style-name="T1"><text:s/></text:span><text:span text:style-name="T18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82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4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5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6"><text:span text:style-name="T24">1 </text:span><text:span text:style-name="T24"><text:text-input text:description="&lt;o.currency_id.name or ''&gt;">Document currency</text:text-input></text:span><text:span text:style-name="T24"><text:s/>= </text:span><text:span text:style-name="T24"><text:text-input text:description="&lt;formatLang(o.lcy_rate, digits=6) or ''&gt;">lcy_rate</text:text-input></text:span><text:span text:style-name="T24"><text:s/></text:span><text:span text:style-name="T24"><text:text-input text:description="&lt;company.currency_id.name or ''&gt;">Company currency</text:text-input></text:span><text:span text:style-name="T24"><text:s/></text:span><text:span text:style-name="T24"><text:text-input text:description="&lt; _('on date ')&gt;">on date</text:text-input></text:span><text:span text:style-name="T24"><text:s/>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2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5"><text:text-input text:description="&lt;if test=&quot;not get_data('show_vat')&quot;&gt;">if_not_show_VAT</text:text-input></text:p>
            <text:p text:style-name="P47"><text:text-input text:description="&lt; _('VAT is not included in price')&gt;">VAT_isnt_included</text:text-input></text:p>
            <text:p text:style-name="P35"><text:text-input text:description="&lt;/if&gt;">end_if</text:text-input></text:p>
            <text:p text:style-name="P35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5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4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8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2"><text:text-input text:description="&lt;if test=&quot;o.date_offer_validity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7"><text:span text:style-name="T10"><text:text-input text:description="&lt;_(&quot;Validity of offer&quot;)&gt;">Offer validity date</text:text-input></text:span><text:span text:style-name="T8">:</text:span></text:p>
          </table:table-cell>
          <table:table-cell table:style-name="Tablica4.A1" table:number-columns-spanned="2" office:value-type="string">
            <text:p text:style-name="P60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9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3"><text:text-input text:description="&lt;if test=&quot;o.payment_data_new&quot;&gt;">if payment_term.name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2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1"><text:text-input text:description="&lt;o.payment_data_new or ''&gt;">payment_term</text:text-input></text:p>
          </table:table-cell>
        </table:table-row>
        <table:table-row>
          <table:table-cell table:style-name="Tablica4.A1" table:number-columns-spanned="3" office:value-type="string">
            <text:p text:style-name="P73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4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<text:s/></text:span><text:span text:style-name="T15"><text:text-input text:description="&lt;o.partner_bank_id.bank.city or ''&gt;">bank_city</text:text-input></text:span></text:p>
            <text:p text:style-name="P15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6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7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6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7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8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71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e5.A1" office:value-type="string">
            <text:p text:style-name="P59"><text:text-input text:description="&lt;o.technical_conditions_data_new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29T14:44:39.771828275</dc:date>
    <meta:editing-duration>P1DT20H37M53S</meta:editing-duration>
    <meta:editing-cycles>312</meta:editing-cycles>
    <meta:generator>LibreOffice/6.0.4.2$Linux_X86_64 LibreOffice_project/00m0$Build-2</meta:generator>
    <meta:document-statistic meta:table-count="11" meta:image-count="0" meta:object-count="0" meta:page-count="2" meta:paragraph-count="109" meta:word-count="572" meta:character-count="1913" meta:non-whitespace-character-count="1781"/>
  </office:meta>
</office:document-meta>
</file>